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9aa6"/>
    </style:style>
    <style:style style:name="P2" style:family="paragraph" style:parent-style-name="Standard">
      <style:text-properties officeooo:rsid="00019aa6" officeooo:paragraph-rsid="00019aa6"/>
    </style:style>
    <style:style style:name="P3" style:family="paragraph" style:parent-style-name="Standard">
      <style:text-properties fo:font-weight="bold" officeooo:rsid="00026fb4" officeooo:paragraph-rsid="00026fb4" style:font-weight-asian="bold" style:font-weight-complex="bold"/>
    </style:style>
    <style:style style:name="P4" style:family="paragraph" style:parent-style-name="Standard">
      <style:text-properties fo:font-weight="normal" officeooo:rsid="00026fb4" officeooo:paragraph-rsid="00026fb4" style:font-weight-asian="normal" style:font-weight-complex="normal"/>
    </style:style>
    <style:style style:name="P5" style:family="paragraph" style:parent-style-name="Standard">
      <style:text-properties fo:font-weight="bold" officeooo:rsid="000420d5" officeooo:paragraph-rsid="000420d5" style:font-weight-asian="bold" style:font-weight-complex="bold"/>
    </style:style>
    <style:style style:name="P6" style:family="paragraph" style:parent-style-name="Standard">
      <style:text-properties fo:font-weight="bold" officeooo:rsid="000674b3" officeooo:paragraph-rsid="000674b3" style:font-weight-asian="bold" style:font-weight-complex="bold"/>
    </style:style>
    <style:style style:name="P7" style:family="paragraph" style:parent-style-name="Standard" style:list-style-name="L2">
      <style:text-properties fo:font-weight="bold" officeooo:rsid="000674b3" officeooo:paragraph-rsid="000674b3" style:font-weight-asian="bold" style:font-weight-complex="bold"/>
    </style:style>
    <style:style style:name="P8" style:family="paragraph" style:parent-style-name="Standard" style:list-style-name="L2">
      <style:text-properties fo:font-weight="bold" officeooo:rsid="000674b3" officeooo:paragraph-rsid="000750be" style:font-weight-asian="bold" style:font-weight-complex="bold"/>
    </style:style>
    <style:style style:name="P9" style:family="paragraph" style:parent-style-name="Standard" style:list-style-name="L2">
      <style:text-properties fo:font-weight="bold" officeooo:rsid="000674b3" officeooo:paragraph-rsid="00091768" style:font-weight-asian="bold" style:font-weight-complex="bold"/>
    </style:style>
    <style:style style:name="P10" style:family="paragraph" style:parent-style-name="Standard">
      <style:text-properties fo:font-weight="bold" officeooo:rsid="000674b3" officeooo:paragraph-rsid="00091768" style:font-weight-asian="bold" style:font-weight-complex="bold"/>
    </style:style>
    <style:style style:name="P11" style:family="paragraph" style:parent-style-name="Standard" style:list-style-name="L3">
      <style:text-properties fo:font-weight="bold" officeooo:rsid="00091768" officeooo:paragraph-rsid="00091768" style:font-weight-asian="bold" style:font-weight-complex="bold"/>
    </style:style>
    <style:style style:name="P12" style:family="paragraph" style:parent-style-name="Standard" style:list-style-name="L3">
      <style:text-properties fo:font-weight="bold" officeooo:rsid="00091768" officeooo:paragraph-rsid="00099b66" style:font-weight-asian="bold" style:font-weight-complex="bold"/>
    </style:style>
    <style:style style:name="P13" style:family="paragraph" style:parent-style-name="Standard" style:list-style-name="L3">
      <style:text-properties fo:font-weight="bold" officeooo:rsid="00099b66" officeooo:paragraph-rsid="00099b66" style:font-weight-asian="bold" style:font-weight-complex="bold"/>
    </style:style>
    <style:style style:name="P14" style:family="paragraph" style:parent-style-name="Standard" style:list-style-name="L3">
      <style:text-properties fo:font-weight="bold" officeooo:rsid="000b25dc" officeooo:paragraph-rsid="000b25dc" style:font-weight-asian="bold" style:font-weight-complex="bold"/>
    </style:style>
    <style:style style:name="P15" style:family="paragraph" style:parent-style-name="Standard">
      <style:paragraph-properties fo:text-align="start" style:justify-single-word="false"/>
      <style:text-properties fo:font-weight="bold" officeooo:rsid="000b25dc" officeooo:paragraph-rsid="000b25dc" style:font-weight-asian="bold" style:font-weight-complex="bold"/>
    </style:style>
    <style:style style:name="P16" style:family="paragraph" style:parent-style-name="Standard" style:list-style-name="L3">
      <style:text-properties fo:font-weight="bold" officeooo:rsid="000c3ffa" officeooo:paragraph-rsid="000c3ffa" style:font-weight-asian="bold" style:font-weight-complex="bold"/>
    </style:style>
    <style:style style:name="P17" style:family="paragraph" style:parent-style-name="Standard" style:list-style-name="L3">
      <style:text-properties fo:font-weight="bold" officeooo:rsid="000e9fc5" officeooo:paragraph-rsid="000ff266" style:font-weight-asian="bold" style:font-weight-complex="bold"/>
    </style:style>
    <style:style style:name="P18" style:family="paragraph" style:parent-style-name="Standard">
      <style:paragraph-properties fo:text-align="start" style:justify-single-word="false"/>
      <style:text-properties fo:font-weight="bold" officeooo:rsid="00105fd4" officeooo:paragraph-rsid="00105fd4" style:font-weight-asian="bold" style:font-weight-complex="bold"/>
    </style:style>
    <style:style style:name="P19" style:family="paragraph" style:parent-style-name="Standard" style:list-style-name="L4">
      <style:paragraph-properties fo:text-align="start" style:justify-single-word="false"/>
      <style:text-properties fo:font-weight="bold" officeooo:rsid="00105fd4" officeooo:paragraph-rsid="00105fd4" style:font-weight-asian="bold" style:font-weight-complex="bold"/>
    </style:style>
    <style:style style:name="P20" style:family="paragraph" style:parent-style-name="Standard" style:list-style-name="L1">
      <style:text-properties officeooo:paragraph-rsid="000674b3"/>
    </style:style>
    <style:style style:name="P21" style:family="paragraph" style:parent-style-name="Standard" style:list-style-name="L1">
      <style:text-properties officeooo:rsid="000674b3" officeooo:paragraph-rsid="000674b3"/>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1299a9" officeooo:paragraph-rsid="001299a9"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1487ac" officeooo:paragraph-rsid="001487ac" style:font-weight-asian="bold"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173d6e" officeooo:paragraph-rsid="00173d6e" style:font-weight-asian="bold"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fo:font-weight="bold" officeooo:rsid="001938d0" officeooo:paragraph-rsid="001938d0" style:font-weight-asian="bold"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1ae37b" officeooo:paragraph-rsid="001ae37b"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173d6e" officeooo:paragraph-rsid="00173d6e" style:font-weight-asian="bold" style:font-weight-complex="bold"/>
    </style:style>
    <style:style style:name="P28"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0ff266" officeooo:paragraph-rsid="000ff26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87c0" style:font-weight-asian="normal" style:font-weight-complex="normal"/>
    </style:style>
    <style:style style:name="T3" style:family="text">
      <style:text-properties fo:font-weight="normal" officeooo:rsid="000674b3" style:font-weight-asian="normal" style:font-weight-complex="normal"/>
    </style:style>
    <style:style style:name="T4" style:family="text">
      <style:text-properties fo:font-weight="normal" officeooo:rsid="000750be" style:font-weight-asian="normal" style:font-weight-complex="normal"/>
    </style:style>
    <style:style style:name="T5" style:family="text">
      <style:text-properties fo:font-weight="normal" officeooo:rsid="00091768" style:font-weight-asian="normal" style:font-weight-complex="normal"/>
    </style:style>
    <style:style style:name="T6" style:family="text">
      <style:text-properties fo:font-weight="normal" officeooo:rsid="00099b66" style:font-weight-asian="normal" style:font-weight-complex="normal"/>
    </style:style>
    <style:style style:name="T7" style:family="text">
      <style:text-properties fo:font-weight="normal" officeooo:rsid="000b25dc" style:font-weight-asian="normal" style:font-weight-complex="normal"/>
    </style:style>
    <style:style style:name="T8" style:family="text">
      <style:text-properties fo:font-weight="normal" officeooo:rsid="000c3ffa" style:font-weight-asian="normal" style:font-weight-complex="normal"/>
    </style:style>
    <style:style style:name="T9" style:family="text">
      <style:text-properties fo:font-weight="normal" officeooo:rsid="00115ea7" style:font-weight-asian="normal" style:font-weight-complex="normal"/>
    </style:style>
    <style:style style:name="T10" style:family="text">
      <style:text-properties officeooo:rsid="00091768"/>
    </style:style>
    <style:style style:name="T11" style:family="text">
      <style:text-properties style:text-position="super 58%" fo:font-weight="normal" style:font-weight-asian="normal" style:font-weight-complex="normal"/>
    </style:style>
    <style:style style:name="T12" style:family="text">
      <style:text-properties style:text-underline-style="solid" style:text-underline-width="auto" style:text-underline-color="font-color" officeooo:rsid="00099b66"/>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officeooo:rsid="00099b66"/>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099b66" style:font-weight-asian="normal" style:font-weight-complex="normal"/>
    </style:style>
    <style:style style:name="T18" style:family="text">
      <style:text-properties style:text-underline-style="none" fo:font-weight="normal" officeooo:rsid="001715f7" style:font-weight-asian="normal" style:font-weight-complex="normal"/>
    </style:style>
    <style:style style:name="T19" style:family="text">
      <style:text-properties officeooo:rsid="000b25dc"/>
    </style:style>
    <style:style style:name="T20" style:family="text">
      <style:text-properties officeooo:rsid="000c3ffa"/>
    </style:style>
    <text:list-style style:name="L1">
      <text:list-level-style-bullet text:level="1" text:style-name="Bullet_20_Symbols" text:bullet-char="•">
        <style:list-level-properties text:list-level-position-and-space-mode="label-alignment">
          <style:list-level-label-alignment text:label-followed-by="listtab" text:list-tab-stop-position="0.5366in" fo:text-indent="-0.25in" fo:margin-left="0.5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6in" fo:text-indent="-0.25in" fo:margin-left="0.7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6in" fo:text-indent="-0.25in" fo:margin-left="1.0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by- Code School</text:p>
      <text:p text:style-name="P1"/>
      <text:p text:style-name="P2">Treated as true: <text:line-break/>“ ”<text:line-break/>0<text:line-break/>[ ] </text:p>
      <text:p text:style-name="P2"/>
      <text:p text:style-name="P2">Only nil is false </text:p>
      <text:p text:style-name="P2"/>
      <text:p text:style-name="P2">||= is the conditional operator- sets a value only if value hasn't been set yet for expression. </text:p>
      <text:p text:style-name="P2">options[:privacy] = true if options[:privacy].nil?<text:line-break/> <text:tab/>Asking if options[:privacy] hash is nil, so put <text:line-break/>options[:privacy] ||= true</text:p>
      <text:p text:style-name="P2"/>
      <text:p text:style-name="P3">Conditional return<text:span text:style-name="T1">: when there is an if/else statement, with both acting on the same expression<text:line-break/> <text:tab/>if first_thing<text:line-break/> <text:s/><text:tab/> <text:s/>second_thing = #something<text:line-break/> <text:tab/>else<text:line-break/> <text:tab/> <text:s/>second_thing = #something else<text:line-break/> <text:tab/>end<text:line-break/>BECOMES<text:line-break/> <text:tab/>second_thing = if first_thing<text:line-break/> <text:s/><text:tab/> <text:s/>#something<text:line-break/> <text:tab/>else</text:span></text:p>
      <text:p text:style-name="P4"><text:s text:c="2"/><text:tab/> <text:s/>#something else<text:line-break/> <text:s/><text:tab/>end</text:p>
      <text:p text:style-name="P4"/>
      <text:p text:style-name="P5"><text:span text:style-name="T1">If you have a lot of potential parameters in a method that you may or may not define each time- def method (parameter1, parameter2, parameter3, parameter4 )<text:line-break/> <text:s text:c="3"/>Instead of setting 2-4 to = nil </text:span><text:span text:style-name="T2">(which says it's optional)</text:span><text:span text:style-name="T1"> in def and then using the placeholder nil for parameters you don't set when you use the method, you can replace with an option hash <text:line-break/> <text:s/><text:tab/>def method (parameters, options = {} ) </text:span></text:p>
      <text:p text:style-name="P5"><text:span text:style-name="T1"/></text:p>
      <text:p text:style-name="P6"><text:span text:style-name="T1">Activesupport</text:span></text:p>
      <text:p text:style-name="P6"><text:span text:style-name="T1">To install: install as gem also install internationalization gem<text:line-break/>$ gem install activesupport</text:span></text:p>
      <text:p text:style-name="P6"><text:span text:style-name="T1">$ gem instal i18n # internationalizaton gem- a lot of class in active support gem depend on it,but this isnt required. </text:span></text:p>
      <text:p text:style-name="P6"><text:span text:style-name="T1"/></text:p>
      <text:p text:style-name="P6"><text:span text:style-name="T1">To load:</text:span></text:p>
      <text:p text:style-name="P6"><text:span text:style-name="T1">require 'active_support/all'</text:span></text:p>
      <text:p text:style-name="P6"><text:span text:style-name="T1"/></text:p>
      <text:p text:style-name="P6"><text:span text:style-name="T1">Adds helper methods to Ruby- ie array<text:line-break/> <text:s/>array.from(n)- allows us to get a new array starting from the item in the nth position<text:line-break/> <text:s/>array.to(n)- new array from the beginning to the index we passed in as an argument (n)<text:line-break/> <text:s/>array.in_groups_of(n)- will split array ip into groups of n, padding with nil if there are extra spces<text:line-break/> <text:s/>array.split(n) – will split array in two different arrays at the index that was passed in as an argument (n). Will also remove the element that it split on (n). <text:s/><text:line-break/></text:span></text:p>
      <text:p text:style-name="P6"><text:soft-page-break/><text:span text:style-name="T1">Date: Activesupport adds lots of helper methods</text:span></text:p>
      <text:list xml:id="list7593110153213882697" text:style-name="L1">
        <text:list-item>
          <text:p text:style-name="P20"><text:span text:style-name="T3">at_beginning_of_day</text:span></text:p>
        </text:list-item>
        <text:list-item>
          <text:p text:style-name="P21"><text:span text:style-name="T1">at_end_of_month</text:span></text:p>
        </text:list-item>
        <text:list-item>
          <text:p text:style-name="P21"><text:span text:style-name="T1">at_beginning_of_year</text:span></text:p>
        </text:list-item>
        <text:list-item>
          <text:p text:style-name="P21"><text:span text:style-name="T1">advance(#pass in hash arguments of how much to advance)</text:span></text:p>
        </text:list-item>
        <text:list-item>
          <text:p text:style-name="P21"><text:span text:style-name="T1">tomorrow</text:span></text:p>
        </text:list-item>
        <text:list-item>
          <text:p text:style-name="P21"><text:span text:style-name="T1">yesterday</text:span></text:p>
        </text:list-item>
        <text:list-item>
          <text:p text:style-name="P21"><text:span text:style-name="T1"/></text:p>
        </text:list-item>
      </text:list>
      <text:p text:style-name="P6"><text:span text:style-name="T1">ie: apocalypse = DateTime.new(2012, 12, 21, 14, 27, 45)<text:line-break/><text:tab/>apocalypse.at_beginning_of_day <text:line-break/><text:tab/># Fri, 21 Dec 2012 00:00:00 +0000</text:span></text:p>
      <text:p text:style-name="P6"/>
      <text:p text:style-name="P6">Hash<text:span text:style-name="T1"> helper methods:</text:span></text:p>
      <text:list xml:id="list5526601490061174476" text:style-name="L2">
        <text:list-item>
          <text:p text:style-name="P7"><text:span text:style-name="T1">diff : tells us the difference between two hashes<text:line-break/>hash1.diff(hash2)</text:span></text:p>
        </text:list-item>
        <text:list-item>
          <text:p text:style-name="P7"><text:span text:style-name="T1">stringify_keys : turns keys into strings</text:span></text:p>
        </text:list-item>
        <text:list-item>
          <text:p text:style-name="P7"><text:span text:style-name="T1">reverse_merge : sets defaults, that are added to the options hash (the options hash we used as a parameter into a method, when we have lots of extra parameters we may or may not use). Can specify defaults into that options hash. (So there are options we're passing into the method (create an option hash) and defaults we're setting once we get into the method(create a default hash)). </text:span></text:p>
          <text:list>
            <text:list-item>
              <text:p text:style-name="P8"><text:span text:style-name="T1">So when we run options.reverse_merge(defaults), a new array will be created with all the values from options array, and if any of the defaults (from default hash) aren't included in that options hash, it will add them.</text:span></text:p>
            </text:list-item>
          </text:list>
        </text:list-item>
        <text:list-item>
          <text:p text:style-name="P8"><text:span text:style-name="T4">.except <text:s/>: will remove the parameter passed to it <text:line-break/> new_options.except(:password) #will remove the password key (and associated value)</text:span></text:p>
        </text:list-item>
        <text:list-item>
          <text:p text:style-name="P9"><text:span text:style-name="T4">.assert_valid_keys : will throw an exception if the hash lists any keys besides those passed to this method<text:line-break/>new_options.assert_valid_keys(:user, :lang) # there is also a :password key in hash<text:line-break/> #will return: Unknown key(s): password (ArgumentError)</text:span></text:p>
          <text:p text:style-name="P9"><text:span text:style-name="T4"/></text:p>
        </text:list-item>
      </text:list>
      <text:p text:style-name="P10"><text:span text:style-name="T1"><text:line-break/> <text:s/></text:span><text:span text:style-name="T10">Integer</text:span><text:span text:style-name="T5">: </text:span></text:p>
      <text:list xml:id="list1999885864871213801" text:style-name="L3">
        <text:list-item>
          <text:p text:style-name="P11"><text:span text:style-name="T1"><text:s/>To alternate color between ie different rows to make it more readable : Define a </text:span>background_class<text:span text:style-name="T1"> helper, with its actions </text:span>return<text:span text:style-name="T1">ing different colors for </text:span>.odd<text:span text:style-name="T1"> and </text:span>.even<text:span text:style-name="T1"> ie return 'white' if index.odd?</text:span></text:p>
          <text:list>
            <text:list-item>
              <text:p text:style-name="P11"><text:span text:style-name="T1">Then call the </text:span>background_class<text:span text:style-name="T1"> method which will then alternate between the different colors for odd and even elements </text:span></text:p>
            </text:list-item>
          </text:list>
        </text:list-item>
        <text:list-item>
          <text:p text:style-name="P11">.ordinalize: <text:span text:style-name="T1">an inflector that ordinalizes numbers to strings- to call for 1</text:span><text:span text:style-name="T11">st</text:span><text:span text:style-name="T1">, 2</text:span><text:span text:style-name="T11">nd</text:span><text:span text:style-name="T1">, nth place. <text:line-break/>“#{1.ordinalize} place!” # → “1st place!”</text:span></text:p>
        </text:list-item>
        <text:list-item>
          <text:p text:style-name="P11">.pluralize<text:span text:style-name="T1"> : pluralizes strings</text:span></text:p>
        </text:list-item>
        <text:list-item>
          <text:p text:style-name="P11">.singularize<text:span text:style-name="T1"> : singularizes strings <text:line-break/>“women”.singularize # → “woman”</text:span></text:p>
        </text:list-item>
        <text:list-item>
          <text:p text:style-name="P11">.titleize<text:span text:style-name="T1"> : capitalize every words.each</text:span></text:p>
        </text:list-item>
        <text:list-item>
          <text:p text:style-name="P12">.humanize<text:span text:style-name="T1"> : add spaces and capitalize first word </text:span></text:p>
        </text:list-item>
        <text:list-item>
          <text:p text:style-name="P12"><text:soft-page-break/><text:span text:style-name="T1"/></text:p>
        </text:list-item>
        <text:list-item>
          <text:p text:style-name="P12"><text:span text:style-name="T12">Modules (Level 5)</text:span><text:span text:style-name="T17"> </text:span></text:p>
        </text:list-item>
        <text:list-item>
          <text:p text:style-name="P12"><text:span text:style-name="T1"><text:line-break/> </text:span><text:span text:style-name="T6">When you're working with functions that go together, put in file and to use all you have to do is </text:span><text:span text:style-name="T14">require</text:span><text:span text:style-name="T6"> that file. But this can pollute global namespace and potentially conflict with methods with the same name. </text:span></text:p>
          <text:list>
            <text:list-item>
              <text:p text:style-name="P13"><text:span text:style-name="T1">So, we put them in a module. So to call the functions, we prefix it with the name of the module. </text:span></text:p>
            </text:list-item>
            <text:list-item>
              <text:p text:style-name="P13"><text:span text:style-name="T19">Mixin</text:span><text:span text:style-name="T7">: </text:span><text:span text:style-name="T1">Include module as part of class, so the module's methods will be explosed as instance methods in the object. Thus, those methods will have access to the module's internal properties. </text:span></text:p>
              <text:list>
                <text:list-item>
                  <text:p text:style-name="P14"><text:span text:style-name="T1">When we include a module in a class, it's being included in a class's ancestor chain. </text:span></text:p>
                  <text:list>
                    <text:list-item>
                      <text:p text:style-name="P14"><text:span text:style-name="T1">Calling </text:span>.ancestor<text:span text:style-name="T1"> on a class will show all classes and module the class is descended from</text:span></text:p>
                    </text:list-item>
                    <text:list-item>
                      <text:p text:style-name="P14"><text:span text:style-name="T1">Calling </text:span>.included_modules<text:span text:style-name="T1"> shows all modules included in class. </text:span></text:p>
                    </text:list-item>
                  </text:list>
                </text:list-item>
                <text:list-item>
                  <text:p text:style-name="P14"><text:span text:style-name="T1">Mixins vs Inhertiance</text:span></text:p>
                  <text:list>
                    <text:list-item>
                      <text:p text:style-name="P14"><text:span text:style-name="T1">Inheritance: </text:span></text:p>
                      <text:list>
                        <text:list-item>
                          <text:p text:style-name="P14"><text:span text:style-name="T1">A class can only have on superclass. So if a bunch of classes inherit from a superclass, we're limiting them from inheriting from any other class in the future. </text:span></text:p>
                        </text:list-item>
                        <text:list-item>
                          <text:p text:style-name="P14"><text:span text:style-name="T1">Inheritance suggests specialization. Ie that the childclass is a “type” of the superclass</text:span></text:p>
                        </text:list-item>
                        <text:list-item>
                          <text:p text:style-name="P14"><text:span text:style-name="T1">Some behaviors are just not fit for classes. </text:span></text:p>
                        </text:list-item>
                      </text:list>
                    </text:list-item>
                    <text:list-item>
                      <text:p text:style-name="P14"><text:span text:style-name="T1">Mixins: </text:span></text:p>
                      <text:list>
                        <text:list-item>
                          <text:p text:style-name="P14">include : <text:span text:style-name="T1">you include the module in the classes, thus they can include any other module they want to include behavior from. Exposes the module methods as </text:span><text:span text:style-name="T13">instance methods.</text:span></text:p>
                        </text:list-item>
                        <text:list-item>
                          <text:p text:style-name="P14">extend <text:span text:style-name="T1">(and call a module) : when called from a class, will expose the modules methods as </text:span><text:span text:style-name="T13">class methods </text:span><text:span text:style-name="T1">(the module's methods are included as class methods). So can call a method that is in the module, from the class. </text:span></text:p>
                          <text:list>
                            <text:list-item>
                              <text:p text:style-name="P14"><text:span text:style-name="T1">If you </text:span>extend<text:span text:style-name="T1"> a module on an object, you will be exposing the module's methods an instance methods on the object (not the class) thus will not be available in other objects. </text:span></text:p>
                            </text:list-item>
                          </text:list>
                        </text:list-item>
                        <text:list-item>
                          <text:p text:style-name="P14"><text:span text:style-name="T1">To include both instance and class methods from a module into a class.</text:span></text:p>
                          <text:list>
                            <text:list-item>
                              <text:p text:style-name="P14"><text:span text:style-name="T1">Can both </text:span>include<text:span text:style-name="T1"> module and </text:span>extend <text:span text:style-name="T1">module::ClassMethods</text:span></text:p>
                            </text:list-item>
                            <text:list-item>
                              <text:p text:style-name="P14"><text:span text:style-name="T1">But better way is </text:span>method<text:span text:style-name="T1"> </text:span>hooks: <text:span text:style-name="T1">methods that are automatically called by Ruby in an event</text:span></text:p>
                              <text:list>
                                <text:list-item>
                                  <text:p text:style-name="P14">self.include<text:span text:style-name="T1"> method is called by Ruby when a module is included in a class. Takes the host class as </text:span><text:span text:style-name="T8">the</text:span><text:span text:style-name="T1"> argument, </text:span><text:span text:style-name="T8">which allows us to call </text:span><text:span text:style-name="T20">extend</text:span><text:span text:style-name="T8"> and include the inner module </text:span><text:span text:style-name="T20">ClassMethods</text:span><text:span text:style-name="T8"> (can call ClassMethods any other name, but it's a Ruby convention). </text:span></text:p>
                                </text:list-item>
                              </text:list>
                            </text:list-item>
                            <text:list-item>
                              <text:p text:style-name="P16"><text:span text:style-name="T1">Activesupport::Concern</text:span></text:p>
                              <text:list>
                                <text:list-item>
                                  <text:p text:style-name="P16"><text:span text:style-name="T1">require 'active_support/concern' in module</text:span></text:p>
                                </text:list-item>
                                <text:list-item>
                                  <text:p text:style-name="P16"><text:span text:style-name="T1">when you </text:span>extend<text:span text:style-name="T1"> ActiveSupport::Concern in module an </text:span>included<text:span text:style-name="T1"> block is executed in the context of the class. It also looks for a module names </text:span>ClassMethods<text:span text:style-name="T1"> </text:span></text:p>
                                  <text:list>
                                    <text:list-item>
                                      <text:p text:style-name="P17"><text:soft-page-break/><text:span text:style-name="T1">then you don't need the self.included method</text:span></text:p>
                                    </text:list-item>
                                  </text:list>
                                </text:list-item>
                                <text:list-item>
                                  <text:p text:style-name="P16"><text:span text:style-name="T1">resolves dependency problems when self.included(base) is called in two modules </text:span></text:p>
                                </text:list-item>
                              </text:list>
                            </text:list-item>
                          </text:list>
                        </text:list-item>
                      </text:list>
                    </text:list-item>
                  </text:list>
                </text:list-item>
              </text:list>
            </text:list-item>
          </text:list>
        </text:list-item>
      </text:list>
      <text:p text:style-name="P28">Blocks<text:span text:style-name="T16"> (l6)</text:span></text:p>
      <text:p text:style-name="P15"><text:span text:style-name="T1"/></text:p>
      <text:p text:style-name="P18">Enumerable <text:span text:style-name="T1">method: </text:span>include Enumerable</text:p>
      <text:list xml:id="list6437460972730724073" text:style-name="L4">
        <text:list-item>
          <text:p text:style-name="P19"><text:span text:style-name="T1">classname.sort_by { |x| #stuff } - sorts objects <text:line-break/><text:tab/>classname.map – </text:span><text:span text:style-name="T9">will return a collection of the objects' statuses</text:span><text:span text:style-name="T1"><text:line-break/><text:tab/>classname.find_all</text:span></text:p>
        </text:list-item>
      </text:list>
      <text:p text:style-name="P18"><text:span text:style-name="T1"/></text:p>
      <text:p text:style-name="P22">Ruby Bits 2</text:p>
      <text:p text:style-name="P22"><text:span text:style-name="T1"><text:s/>Blocks, Procs, Lambdas </text:span></text:p>
      <text:p text:style-name="P22"><text:span text:style-name="T16"/></text:p>
      <text:p text:style-name="P23"><text:span text:style-name="T16">Using </text:span><text:span text:style-name="T15">&amp;</text:span><text:span text:style-name="T16"> to convert symbols to a proc object: </text:span><text:span text:style-name="T18">(Symbol#Proc)</text:span></text:p>
      <text:p text:style-name="P23"><text:span text:style-name="T16">tweets.map { |tweet| tweet.user } <text:line-break/><text:tab/>IS THE SAME THING AS <text:line-break/>tweets.map(&amp;:user)<text:line-break/></text:span></text:p>
      <text:p text:style-name="P23"><text:span text:style-name="T16">Where tweets.map takes in a bloc and iterates over the tweets and calls the user method on each one of them. A shorter way to do this is: Using <text:s/></text:span><text:span text:style-name="T15">&amp;</text:span><text:span text:style-name="T16"> and the symbol that corresponds to the method to be called on each of the elements. (However, you can't call any methods on the symbol)</text:span></text:p>
      <text:p text:style-name="P23"><text:span text:style-name="T16"/></text:p>
      <text:p text:style-name="P23"><text:span text:style-name="T15">block_given?</text:span><text:span text:style-name="T16"> Method: built into Ruby. Can put in </text:span><text:span text:style-name="T15">if/else</text:span><text:span text:style-name="T16"> to tell Ruby to do yield each element to block if it was passed into the methd, <text:s/>or else do something else. </text:span></text:p>
      <text:p text:style-name="P23"><text:span text:style-name="T16"/></text:p>
      <text:p text:style-name="P24">Dynamic classes and methods:</text:p>
      <text:p text:style-name="P27"/>
      <text:p text:style-name="P27">Struct class</text:p>
      <text:p text:style-name="P27"><text:span text:style-name="T1">class Tweet<text:line-break/> <text:s/>attr_accessor :user, :status</text:span></text:p>
      <text:p text:style-name="P27"><text:span text:style-name="T1">def initialize(user, status)</text:span></text:p>
      <text:p text:style-name="P27"><text:span text:style-name="T1"><text:s text:c="2"/>@user, @status = user, status<text:line-break/>end<text:line-break/>end</text:span></text:p>
      <text:p text:style-name="P27"><text:span text:style-name="T1">IS THE SAME AS<text:line-break/>Tweet = Struct,new(:user, :status)<text:line-break/><text:tab/>Then to add anything, just pass in a block to the Struct class</text:span></text:p>
      <text:p text:style-name="P27"><text:span text:style-name="T1"/></text:p>
      <text:p text:style-name="P25">DSL: Domain Specific Languages</text:p>
      <text:p text:style-name="P25"><text:span text:style-name="T16"><text:s/>DSL: a language that has terminology and constructs designed for a specific domain </text:span></text:p>
      <text:p text:style-name="P25"><text:span text:style-name="T16">External DSL: a standalone DSL</text:span></text:p>
      <text:p text:style-name="P25"><text:span text:style-name="T16">Internal DSL: a DSL implemented within another programming language </text:span></text:p>
      <text:p text:style-name="P25"><text:span text:style-name="T16"/></text:p>
      <text:p text:style-name="P26"><text:span text:style-name="T16">4930694-1278</text:span></text:p>
      <text:p text:style-name="P26"><text:span text:style-name="T16">4596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2T16:30:13.630517000</meta:creation-date>
    <dc:date>2013-08-17T16:03:07.673318000</dc:date>
    <meta:editing-duration>P4DT9H43M41S</meta:editing-duration>
    <meta:editing-cycles>12</meta:editing-cycles>
    <meta:generator>LibreOffice/4.1.0.4$MacOSX_x86 LibreOffice_project/89ea49ddacd9aa532507cbf852f2bb22b1ace28</meta:generator>
    <meta:document-statistic meta:table-count="0" meta:image-count="0" meta:object-count="0" meta:page-count="4" meta:paragraph-count="86" meta:word-count="1266" meta:character-count="7582" meta:non-whitespace-character-count="6331"/>
  </office:meta>
</office:document-meta>
</file>